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19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zensuriert.at - Laut einer Studie des Bundesamtes für Sicherhei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zensuriert.at - Laut einer Studie des Bundesamtes für Sicherheit... | Facebo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zensuriert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. Mai um 15:10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ut einer Studie des Bundesamtes für Sicherheit im Gesundheitswesen sind 80 Vollimmunisierte 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avirus erkrankt, 20 davon schwer und acht Menschen sind gestorbe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ZENSURIERT.AT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Erschreckende Studie: 80 Geimpfte an Corona erkrankt, 20 davon schwer - Unzensuriert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Laut einer Studie des Bundesamtes für Sicherheit im Gesundheitswesen sind 80 Vollimmunisierte am Coronavirus erkrankt, 20 …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XX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280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7 Kommentare 229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112</text:p>
          </table:table-cell>
          <table:table-cell table:number-columns-repeated="6"/>
        </table:table-row>
        <table:table-row table:style-name="ro1">
          <table:table-cell table:formula="of:=SUM([.A30:.A100000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9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in Orth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diese Freiheiten für Geimpfte machen richtig Sin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a Janowsk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 sind nicht gut von der Regierung Aufgeklärt worden, die Regierung schweigt 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K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bt es jetzt corona oder nicht, liebe unzensuriert-redak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Garb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König Einfach nein…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61474458710/posts/101591792491037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zensuriert.at - Laut einer Studie des Bundesamtes für Sicherhei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K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Garbe ahh, wohl der Chefredakteu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Kar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Garbe sicher gibt es Corona aber wie damit umgegangen ist falsch . Ja es gibt to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ber auch Leute die damit viel Geld verdie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Garb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Kargl Corona ist der Name einer Virenfamilie, die seit Urzeiten vor dem Mensc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f Erden war, unauffällig und meistens sehr harmlos, bis die WHO und die net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tchinesen einen neuen tödlichen Erreger brauchten und eine neue Virusart 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uter schufen, die 2002 und später zwar kläglich versagte, aber dann 2019/20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fe des RKI Weltruhm erlangte. Und gestorben wird immer noch an den konventione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ankheiten, wie waren sie noch mal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mara Rok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sieht Freiheit aus. Als toter bringt dir das genau nix. Und VL im Spital und einer mit ein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wendigen OP muss war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him Burghau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für so ein Zeug bekommt man noch das Bundesverdienstkreuz 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u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steckt wurde da gar nichts, es stand in mehreren Zeitunge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so derzeit 1 Mio. voll geimpft, GESAMT bisher 80 erkrankt, 20 schwer, 8 to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wieviele von den 5,8 Mio Ungeimpften sind seitdem erkrankt, schwerer erkrankt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torb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wäre eine Schlagzeile, und nicht die Mücken, die ihr zu blauen Elefanten ma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Czern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ueller und wieviele sind Wirklich AN Corona gestorb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u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Czerny , und bei wie vielen wurde es überseh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61474458710/posts/101591792491037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zensuriert.at - Laut einer Studie des Bundesamtes für Sicherhei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co Zalachowsk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und sollte man sich ja auch nicht impfen lass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o Milojko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mit der Impfung ist man frei, und kann ins Gasthaus gehen zumindest für max 6 Mona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 Thom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ön brav über's Stöckchen springen ... dann gibt's auch ein Zückerchen 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Simbü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o Milojko und für sowas geht man ein Risiko ein, wenn man gesund ist. Nur das man fü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ate ohne Test ins Gasthaus gehen kann. Na bravo, das ist k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kas 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Studie ist völlig wertlos. Es muss analysiert werden, wie häufig sich Geimpfte im Vergleich zu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ht Geimpfte anstecken, wie häufig sie auf Intensivstation landen und wie häufig sie ster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die absoluten Zahlen anzusehen ist unsinnig, hier ist die Relation wicht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Rathge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éle Martin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éle Marti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Rathgeb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el Ko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wette wir werden noch eine 4. oder auch 5. Welle bekommen wo die Geimpften reihenweis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kippen und dann ist Corona plötzlich wieder stärker denn je zurück ^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we Susche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el Koch wird auch so kommen und die ungeimpften überleb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61474458710/posts/101591792491037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zensuriert.at - Laut einer Studie des Bundesamtes für Sicherheit... | Facebook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arcel Koch wird auch so kommen und die ungeimpften überle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 Turbi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glaube es sind viel, viel mehr. Wirt um die Ecke 2 Tage nach der Impfung an Lungeninfark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tor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Schaup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in Wirt lebt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Nachtel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ß man trotz Impfung Corona bekommen und andere anstecken kann, weiß man sch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ge. Trotzdem werden die Zahlen der infizierten Menschen zurück gehen da sich geimpf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 nicht mehr testen lassen müssen. Mit dieser Logik bekommt unsere Regierung Corona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 Gri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Fried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terimpf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Sei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mach da nicht mi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Bra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rch die Impfung entsteht erst ein noch Gerfählicher Virus. Es gilt die Unschuldsvermut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61474458710/posts/101591792491037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table:formula="of:=COUNTIF([.C$1:.C$1048576];&quot;X&quot;)" office:value-type="float" office:value="16" calcext:value-type="float">
            <text:p>16</text:p>
          </table:table-cell>
          <table:table-cell table:style-name="ce7" table:formula="of:=COUNTIF([.D$1:.D$1048576];&quot;X&quot;)" office:value-type="float" office:value="4" calcext:value-type="float">
            <text:p>4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7" calcext:value-type="float">
            <text:p>7</text:p>
          </table:table-cell>
          <table:table-cell table:formula="of:=COUNTIF([.G$1:.G$1048576];&quot;X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461];[.D461];[.F461])"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11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.00.0000</text:date>, <text:time style:data-style-name="N2" text:time-value="04:35:10.073478899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5T04:42:44.739650445</dc:date>
    <meta:editing-duration>PT7M28S</meta:editing-duration>
    <meta:editing-cycles>13</meta:editing-cycles>
    <meta:document-statistic meta:table-count="1" meta:cell-count="305" meta:object-count="0"/>
  </office:meta>
</office:document-meta>
</file>